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9">
      <style:text-properties fo:font-style="normal" style:font-style-asian="normal" style:font-style-complex="normal"/>
    </style:style>
    <style:style style:name="P3" style:family="paragraph" style:parent-style-name="Text_20_body" style:list-style-name="L8">
      <style:text-properties fo:font-style="normal" style:font-style-asian="normal" style:font-style-complex="normal"/>
    </style:style>
    <style:style style:name="P4" style:family="paragraph" style:parent-style-name="Text_20_body" style:list-style-name="L7">
      <style:text-properties fo:font-style="normal" style:font-style-asian="normal" style:font-style-complex="normal"/>
    </style:style>
    <style:style style:name="P5" style:family="paragraph" style:parent-style-name="Text_20_body" style:list-style-name="L6">
      <style:text-properties fo:font-style="normal" style:font-style-asian="normal" style:font-style-complex="normal"/>
    </style:style>
    <style:style style:name="P6" style:family="paragraph" style:parent-style-name="Text_20_body" style:list-style-name="L10">
      <style:text-properties fo:font-style="normal" style:font-style-asian="normal" style:font-style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ylesheet Refactoring</text:h>
      <text:h text:style-name="Heading_20_3" text:outline-level="3">Goals</text:h>
      <text:p text:style-name="Standard">The main goals of re-factoring the book stylesheets are as follows:</text:p>
      <text:p text:style-name="Standard"/>
      <text:list xml:id="list893985647484586204" text:style-name="L1">
        <text:list-item>
          <text:p text:style-name="P7">Separate style rules from selectors. This will allow an easy transition to different DOM structures (Eg, Moving from Docbook to XHTML).</text:p>
        </text:list-item>
        <text:list-item>
          <text:p text:style-name="P7">To be able to style books by supplying alternate “slots” -- style rules for specific logical pieces of a book (An exercise, a section in a chapter, a solution in an exercise, a figure in a feature, etc.)</text:p>
        </text:list-item>
      </text:list>
      <text:h text:style-name="Heading_20_3" text:outline-level="3">Design</text:h>
      <text:p text:style-name="Standard">The primary design goal of this refactor is to split the stylesheets into layers which define two parts:</text:p>
      <text:p text:style-name="Standard"/>
      <text:list xml:id="list3022275185606532313" text:style-name="L2">
        <text:list-item>
          <text:p text:style-name="P8">Slots</text:p>
        </text:list-item>
      </text:list>
      <text:p text:style-name="Standard"><text:tab/>A <text:span text:style-name="T2">Slot</text:span> is a piece of stylesheet which defines the style of a logical piece of a book (An exercise, a section in a chapter, a solution in an exercise, a figure in a feature, etc.). The most immediately beneficial result of this refactor is that styling new books should only require a minimum of effort – that required to import base slots/skeletons and to supply only those alternative slots which are necessary to meet the design goals of the new book. <text:span text:style-name="T1">The highest level book less files (eg, psychology.less) should only contain imports, variable declarations (colors, string constants, etc), and slots.</text:span> </text:p>
      <text:list xml:id="list442869295" text:continue-numbering="true" text:style-name="L2">
        <text:list-item>
          <text:p text:style-name="P8">Skeletons</text:p>
        </text:list-item>
      </text:list>
      <text:p text:style-name="Standard"><text:tab/>A Skeleton is a piece of stylesheet which ties slots to the DOM. These define the selectors to which slots are applied, and call any less mixins necessary to generate the final css output. <text:span text:style-name="T1">Where possible skeleton files should not contain style rules.</text:span></text:p>
      <text:p text:style-name="Standard"><text:span text:style-name="T1"/></text:p>
      <text:h text:style-name="Heading_20_3" text:outline-level="3"><text:span text:style-name="T3">Slots</text:span></text:h>
      <text:p text:style-name="Standard"><text:span text:style-name="T3">This section documents the slots which provide styling rules for the various logical structures of a book. Slots are provided via </text:span><text:span text:style-name="T1">namespaced </text:span><text:span text:style-name="T3">mixins (</text:span><text:a xlink:type="simple" xlink:href="http://lesscss.org/#-namespaces"><text:span text:style-name="T3">http://lesscss.org/#-namespaces</text:span></text:a><text:span text:style-name="T3">). Outlined below is the structure of the average book, and the various slots provided to style each piece.</text:span></text:p>
      <text:p text:style-name="Standard"><text:span text:style-name="T3"/></text:p>
      <text:p text:style-name="Standard"><text:span text:style-name="T3"/></text:p>
      <text:h text:style-name="Heading_20_2" text:outline-level="2"><text:span text:style-name="T3"><text:tab/></text:span><text:span text:style-name="T1">Page</text:span></text:h>
      <text:p text:style-name="P1"><text:tab/>Provided via page-slots.less</text:p>
      <text:list xml:id="list6110594859442540033" text:style-name="L8">
        <text:list-item>
          <text:p text:style-name="P3">Numbering<text:line-break/>#page&gt;#left,#right&gt;.top-corner();</text:p>
        </text:list-item>
      </text:list>
      <text:list xml:id="list7054113118743983214" text:style-name="L7">
        <text:list-item>
          <text:p text:style-name="P4">Header<text:line-break/>#page&gt;#left,#right&gt;.top();</text:p>
        </text:list-item>
      </text:list>
      <text:list xml:id="list383788482916787943" text:style-name="L6">
        <text:list-item>
          <text:p text:style-name="P5">"this content is available for free ...."<text:line-break/>#page&gt;#left&gt;.bottom();</text:p>
        </text:list-item>
      </text:list>
      <text:h text:style-name="Heading_20_2" text:outline-level="2"><text:span text:style-name="T1"><text:tab/>Title Page</text:span></text:h>
      <text:p text:style-name="Text_20_body"><text:span text:style-name="T1"><text:tab/>T.B.D.</text:span></text:p>
      <text:h text:style-name="Heading_20_2" text:outline-level="2"><text:soft-page-break/><text:span text:style-name="T1"><text:tab/>Book-level Table of Contents</text:span></text:h>
      <text:p text:style-name="P1"><text:tab/>Provided via ccap-base-slots.less</text:p>
      <text:list xml:id="list3286007435910344821" text:style-name="L9">
        <text:list-item>
          <text:p text:style-name="P2">Title<text:line-break/>#toc&gt;.title(); // The main ToC title.<text:line-break/>#toc&gt;#entry&gt;.title(unit);<text:line-break/>#toc&gt;#entry&gt;.title(chapter);<text:line-break/>#toc&gt;#entry&gt;.title(section); </text:p>
        </text:list-item>
        <text:list-item>
          <text:p text:style-name="P2">Page<text:line-break/>#toc&gt;#entry&gt;.page(); // Chapter X : Y ….... Z</text:p>
        </text:list-item>
      </text:list>
      <text:h text:style-name="Heading_20_2" text:outline-level="2"><text:span text:style-name="T1"><text:tab/>Preface<text:line-break/>Chapter<text:line-break/>Appendix<text:line-break/><text:line-break/>Content</text:span></text:h>
      <text:p text:style-name="Text_20_body"><text:span text:style-name="T1"><text:tab/></text:span><text:span text:style-name="T3">Please see </text:span><text:span text:style-name="T1">Slot Scope/Context </text:span><text:span text:style-name="T3">before reading this section</text:span><text:span text:style-name="T1">.</text:span></text:p>
      <text:p text:style-name="Text_20_body"><text:span text:style-name="T1"/></text:p>
      <text:list xml:id="list1709647525357808530" text:style-name="L10">
        <text:list-item>
          <text:p text:style-name="P6">Note</text:p>
        </text:list-item>
      </text:list>
      <text:p text:style-name="P1"><text:tab/><text:tab/>#content&gt;#note&gt;.style();</text:p>
      <text:p text:style-name="P1"><text:tab/><text:tab/>#content&gt;#note&gt;.title();</text:p>
      <text:p text:style-name="P1"><text:tab/><text:tab/>#content&gt;#note&gt;.body();</text:p>
      <text:list xml:id="list436847313" text:continue-numbering="true" text:style-name="L10">
        <text:list-item>
          <text:p text:style-name="P6">Footnote</text:p>
        </text:list-item>
      </text:list>
      <text:p text:style-name="P1"><text:tab/><text:tab/>#content&gt;#footnote&gt;.style();</text:p>
      <text:list xml:id="list1383782708" text:continue-numbering="true" text:style-name="L10">
        <text:list-item>
          <text:p text:style-name="P6">Section</text:p>
        </text:list-item>
      </text:list>
      <text:p text:style-name="P1"><text:tab/><text:tab/>#content&gt;#section&gt;#abstract&gt;.style();</text:p>
      <text:p text:style-name="P1"><text:tab/><text:tab/>#content&gt;#section&gt;#abstract&gt;.list();</text:p>
      <text:p text:style-name="P1"><text:tab/><text:tab/>#content&gt;#section&gt;#abstract&gt;.list-item();</text:p>
      <text:list xml:id="list327501101" text:continue-numbering="true" text:style-name="L10">
        <text:list-item>
          <text:p text:style-name="P6">Example</text:p>
        </text:list-item>
      </text:list>
      <text:p text:style-name="P1"><text:tab/><text:tab/>#content&gt;#example&gt;.style();</text:p>
      <text:list xml:id="list521504908" text:continue-numbering="true" text:style-name="L10">
        <text:list-item>
          <text:p text:style-name="P6">Exercise</text:p>
        </text:list-item>
      </text:list>
      <text:p text:style-name="P1"><text:tab/><text:tab/>#content&gt;#exercise&gt;.style();</text:p>
      <text:list xml:id="list1941171166" text:continue-numbering="true" text:style-name="L10">
        <text:list-item>
          <text:p text:style-name="P6">Equation</text:p>
        </text:list-item>
      </text:list>
      <text:p text:style-name="P1"><text:tab/><text:tab/>#content&gt;#equation&gt;.style();</text:p>
      <text:p text:style-name="P1"><text:tab/><text:tab/>#content&gt;#equation&gt;.label();</text:p>
      <text:list xml:id="list717396659" text:continue-numbering="true" text:style-name="L10">
        <text:list-item>
          <text:p text:style-name="P6">Figure</text:p>
        </text:list-item>
      </text:list>
      <text:p text:style-name="P1"><text:tab/><text:tab/>#content&gt;#figure&gt;.style();</text:p>
      <text:list xml:id="list423217406" text:continue-numbering="true" text:style-name="L10">
        <text:list-item>
          <text:p text:style-name="P6">Table</text:p>
        </text:list-item>
      </text:list>
      <text:p text:style-name="P1"><text:tab/><text:tab/>#content&gt;#table&gt;.style();</text:p>
      <text:p text:style-name="P1"><text:soft-page-break/><text:tab/><text:tab/>#content&gt;#table&gt;.header();</text:p>
      <text:p text:style-name="P1"><text:tab/><text:tab/>#content&gt;#table&gt;.cell();</text:p>
      <text:p text:style-name="P1"><text:tab/><text:tab/>#content&gt;#table&gt;.caption();</text:p>
      <text:h text:style-name="Heading_20_2" text:outline-level="2"><text:span text:style-name="T1"><text:tab/>Index</text:span></text:h>
      <text:p text:style-name="P1"><text:tab/>Provided via ccap-base-slots.less</text:p>
      <text:p text:style-name="P1"><text:tab/>#index&gt;.style();</text:p>
      <text:p text:style-name="P1"><text:tab/>#index&gt;.title();</text:p>
      <text:p text:style-name="P1"><text:tab/>#index&gt;.letter();</text:p>
      <text:p text:style-name="P1"><text:tab/>#index&gt;.term();</text:p>
      <text:p text:style-name="P1"><text:tab/>#index&gt;.link();</text:p>
      <text:p text:style-name="P1"/>
      <text:h text:style-name="Heading_20_2" text:outline-level="2"><text:span text:style-name="T1"><text:tab/>Attribution</text:span></text:h>
      <text:p text:style-name="Text_20_body"><text:span text:style-name="T1"><text:tab/>T.B.D.</text:span></text:p>
      <text:p text:style-name="Text_20_body"><text:span text:style-name="T1"/></text:p>
      <text:h text:style-name="Heading_20_3" text:outline-level="3"><text:span text:style-name="T1">Slot Scope/Context</text:span></text:h>
      <text:p text:style-name="Text_20_body"><text:span text:style-name="T1"><text:tab/>TODO.</text:span></text:p>
      <text:h text:style-name="Heading_20_3" text:outline-level="3"><text:span text:style-name="T1">Developing Skeletons and Book Series</text:span></text:h>
      <text:p text:style-name="Text_20_body"><text:span text:style-name="T1"><text:tab/>TO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09:06:39</meta:creation-date>
    <dc:date>2013-12-03T10:37:10</dc:date>
    <meta:editing-duration>PT1H30M31S</meta:editing-duration>
    <meta:editing-cycles>31</meta:editing-cycles>
    <meta:generator>OpenOffice/4.0.1$Unix OpenOffice.org_project/401m5$Build-9714</meta:generator>
    <meta:document-statistic meta:table-count="0" meta:image-count="0" meta:object-count="0" meta:page-count="3" meta:paragraph-count="63" meta:word-count="400" meta:character-count="2994"/>
  </office:meta>
</office:document-meta>
</file>